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0000000E11BF7AB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3.1665in" svg:height="2.3437in" draw:z-index="0"><draw:image xlink:href="Pictures/1000000000000130000000E11BF7AB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6T16:47:44.60</meta:creation-date>
    <meta:document-statistic meta:table-count="0" meta:image-count="1" meta:object-count="0" meta:page-count="1" meta:paragraph-count="1" meta:word-count="0" meta:character-count="1"/>
    <dc:date>2014-12-26T16:47:59.40</dc:date>
    <dc:creator>Barry Minemyer</dc:creator>
    <meta:editing-duration>PT15S</meta:editing-duration>
    <meta:editing-cycles>1</meta:editing-cycles>
    <meta:generator>OpenOffice/4.1.1$Win32 OpenOffice.org_project/411m6$Build-9775</meta:generator>
  </office:meta>
</office:document-meta>
</file>